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JtaTransactionManagerTests.doTestJtaTransactionManagerWithDefaultJndiLookups( String tmName , boolean tmFound , boolean default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ndiJtaTransactionManagerTests.jtaTransactionManagerWithDefaultJndiLookup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taTransactionManagerTests.jtaTransactionManagerWithNotCacheUs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JndiJtaTransactionManag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JtaTransactionManagerTests.jtaTransactionManagerWithDefaultJndiLookup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taTransactionManagerTests.jtaTransactionManagerWithCustomJndiLook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ndiJtaTransactionManagerTests.jtaTransactionManagerWithDefaultJndiLookupsAndNoTm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taTransactionManagerTests.jtaTransactionManagerWithDefaultJndiLookupsAndNoU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taTransactionManagerTests.doInTransactionWithoutResul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